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cc99" fo:wrap-option="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7" table:default-cell-style-name="Default"/>
        <table:table-column table:style-name="co4" table:default-cell-style-name="ce12"/>
        <table:table-column table:style-name="co4" table:number-columns-repeated="100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HIGH</text:p>
          </table:table-cell>
          <table:table-cell table:style-name="ce7" table:number-columns-repeated="5"/>
          <table:table-cell table:style-name="ce9" office:value-type="string" calcext:value-type="string">
            <text:p>LOW</text:p>
          </table:table-cell>
          <table:table-cell table:style-name="ce9" table:number-columns-repeated="31"/>
          <table:table-cell table:number-columns-repeated="97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32" calcext:value-type="float">
            <text:p>32</text:p>
          </table:table-cell>
          <table:table-cell table:style-name="ce7" table:formula="of:=[.K2]*2" office:value-type="float" office:value="16" calcext:value-type="float">
            <text:p>16</text:p>
          </table:table-cell>
          <table:table-cell table:style-name="ce7" table:formula="of:=[.L2]*2" office:value-type="float" office:value="8" calcext:value-type="float">
            <text:p>8</text:p>
          </table:table-cell>
          <table:table-cell table:style-name="ce7" table:formula="of:=[.M2]*2" office:value-type="float" office:value="4" calcext:value-type="float">
            <text:p>4</text:p>
          </table:table-cell>
          <table:table-cell table:style-name="ce7" table:formula="of:=[.N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P2]*2" office:value-type="float" office:value="2147483648" calcext:value-type="float">
            <text:p>2147483648</text:p>
          </table:table-cell>
          <table:table-cell table:style-name="ce9" table:formula="of:=[.Q2]*2" office:value-type="float" office:value="1073741824" calcext:value-type="float">
            <text:p>1073741824</text:p>
          </table:table-cell>
          <table:table-cell table:style-name="ce9" table:formula="of:=[.R2]*2" office:value-type="float" office:value="536870912" calcext:value-type="float">
            <text:p>536870912</text:p>
          </table:table-cell>
          <table:table-cell table:style-name="ce9" table:formula="of:=[.S2]*2" office:value-type="float" office:value="268435456" calcext:value-type="float">
            <text:p>268435456</text:p>
          </table:table-cell>
          <table:table-cell table:style-name="ce9" table:formula="of:=[.T2]*2" office:value-type="float" office:value="134217728" calcext:value-type="float">
            <text:p>134217728</text:p>
          </table:table-cell>
          <table:table-cell table:style-name="ce9" table:formula="of:=[.U2]*2" office:value-type="float" office:value="67108864" calcext:value-type="float">
            <text:p>67108864</text:p>
          </table:table-cell>
          <table:table-cell table:style-name="ce9" table:formula="of:=[.V2]*2" office:value-type="float" office:value="33554432" calcext:value-type="float">
            <text:p>33554432</text:p>
          </table:table-cell>
          <table:table-cell table:style-name="ce9" table:formula="of:=[.W2]*2" office:value-type="float" office:value="16777216" calcext:value-type="float">
            <text:p>16777216</text:p>
          </table:table-cell>
          <table:table-cell table:style-name="ce9" table:formula="of:=[.X2]*2" office:value-type="float" office:value="8388608" calcext:value-type="float">
            <text:p>8388608</text:p>
          </table:table-cell>
          <table:table-cell table:style-name="ce9" table:formula="of:=[.Y2]*2" office:value-type="float" office:value="4194304" calcext:value-type="float">
            <text:p>4194304</text:p>
          </table:table-cell>
          <table:table-cell table:style-name="ce9" table:formula="of:=[.Z2]*2" office:value-type="float" office:value="2097152" calcext:value-type="float">
            <text:p>2097152</text:p>
          </table:table-cell>
          <table:table-cell table:style-name="ce9" table:formula="of:=[.AA2]*2" office:value-type="float" office:value="1048576" calcext:value-type="float">
            <text:p>1048576</text:p>
          </table:table-cell>
          <table:table-cell table:style-name="ce9" table:formula="of:=[.AB2]*2" office:value-type="float" office:value="524288" calcext:value-type="float">
            <text:p>524288</text:p>
          </table:table-cell>
          <table:table-cell table:style-name="ce9" table:formula="of:=[.AC2]*2" office:value-type="float" office:value="262144" calcext:value-type="float">
            <text:p>262144</text:p>
          </table:table-cell>
          <table:table-cell table:style-name="ce9" table:formula="of:=[.AD2]*2" office:value-type="float" office:value="131072" calcext:value-type="float">
            <text:p>131072</text:p>
          </table:table-cell>
          <table:table-cell table:style-name="ce9" table:formula="of:=[.AE2]*2" office:value-type="float" office:value="65536" calcext:value-type="float">
            <text:p>65536</text:p>
          </table:table-cell>
          <table:table-cell table:style-name="ce9" table:formula="of:=[.AF2]*2" office:value-type="float" office:value="32768" calcext:value-type="float">
            <text:p>32768</text:p>
          </table:table-cell>
          <table:table-cell table:style-name="ce9" table:formula="of:=[.AG2]*2" office:value-type="float" office:value="16384" calcext:value-type="float">
            <text:p>16384</text:p>
          </table:table-cell>
          <table:table-cell table:style-name="ce9" table:formula="of:=[.AH2]*2" office:value-type="float" office:value="8192" calcext:value-type="float">
            <text:p>8192</text:p>
          </table:table-cell>
          <table:table-cell table:style-name="ce9" table:formula="of:=[.AI2]*2" office:value-type="float" office:value="4096" calcext:value-type="float">
            <text:p>4096</text:p>
          </table:table-cell>
          <table:table-cell table:style-name="ce9" table:formula="of:=[.AJ2]*2" office:value-type="float" office:value="2048" calcext:value-type="float">
            <text:p>2048</text:p>
          </table:table-cell>
          <table:table-cell table:style-name="ce9" table:formula="of:=[.AK2]*2" office:value-type="float" office:value="1024" calcext:value-type="float">
            <text:p>1024</text:p>
          </table:table-cell>
          <table:table-cell table:style-name="ce9" table:formula="of:=[.AL2]*2" office:value-type="float" office:value="512" calcext:value-type="float">
            <text:p>512</text:p>
          </table:table-cell>
          <table:table-cell table:style-name="ce9" table:formula="of:=[.AM2]*2" office:value-type="float" office:value="256" calcext:value-type="float">
            <text:p>256</text:p>
          </table:table-cell>
          <table:table-cell table:style-name="ce9" table:formula="of:=[.AN2]*2" office:value-type="float" office:value="128" calcext:value-type="float">
            <text:p>128</text:p>
          </table:table-cell>
          <table:table-cell table:style-name="ce9" table:formula="of:=[.AO2]*2" office:value-type="float" office:value="64" calcext:value-type="float">
            <text:p>64</text:p>
          </table:table-cell>
          <table:table-cell table:style-name="ce9" table:formula="of:=[.AP2]*2" office:value-type="float" office:value="32" calcext:value-type="float">
            <text:p>32</text:p>
          </table:table-cell>
          <table:table-cell table:style-name="ce9" table:formula="of:=[.AQ2]*2" office:value-type="float" office:value="16" calcext:value-type="float">
            <text:p>16</text:p>
          </table:table-cell>
          <table:table-cell table:style-name="ce9" table:formula="of:=[.AR2]*2" office:value-type="float" office:value="8" calcext:value-type="float">
            <text:p>8</text:p>
          </table:table-cell>
          <table:table-cell table:style-name="ce9" table:formula="of:=[.AS2]*2" office:value-type="float" office:value="4" calcext:value-type="float">
            <text:p>4</text:p>
          </table:table-cell>
          <table:table-cell table:style-name="ce9" table:formula="of:=[.AT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style-name="ce7" table:number-columns-repeated="2"/>
          <table:table-cell table:style-name="ce11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SP_HI_RD</text:p>
          </table:table-cell>
          <table:table-cell table:style-name="ce9" office:value-type="string" calcext:value-type="string">
            <text:p>SP_HI_WR</text:p>
          </table:table-cell>
          <table:table-cell table:style-name="ce9" office:value-type="string" calcext:value-type="string">
            <text:p>SP_LO_RD</text:p>
          </table:table-cell>
          <table:table-cell table:style-name="ce9" office:value-type="string" calcext:value-type="string">
            <text:p>SP_LO_WR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3" table:number-columns-repeated="11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O6]*[.$O$2]+[.P6]*[.$P$2]+[.Q6]*[.$Q$2]+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" office:value-type="float" office:value="270336" calcext:value-type="float">
            <text:p>270336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O7]*[.$O$2]+[.P7]*[.$P$2]+[.Q7]*[.$Q$2]+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O8]*[.$O$2]+[.P8]*[.$P$2]+[.Q8]*[.$Q$2]+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O9]*[.$O$2]+[.P9]*[.$P$2]+[.Q9]*[.$Q$2]+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" office:value-type="float" office:value="1152" calcext:value-type="float">
            <text:p>1152</text:p>
          </table:table-cell>
          <table:table-cell table:number-columns-repeated="6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O10]*[.$O$2]+[.P10]*[.$P$2]+[.Q10]*[.$Q$2]+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O11]*[.$O$2]+[.P11]*[.$P$2]+[.Q11]*[.$Q$2]+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O12]*[.$O$2]+[.P12]*[.$P$2]+[.Q12]*[.$Q$2]+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O13]*[.$O$2]+[.P13]*[.$P$2]+[.Q13]*[.$Q$2]+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" office:value-type="float" office:value="128" calcext:value-type="float">
            <text:p>128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O14]*[.$O$2]+[.P14]*[.$P$2]+[.Q14]*[.$Q$2]+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5];8)" office:value-type="string" office:string-value="00000000" calcext:value-type="string">
            <text:p>00000000</text:p>
          </table:table-cell>
          <table:table-cell table:formula="of:=[.N15]*[.N$2]+[.M15]*[.M$2]+[.L15]*[.L$2]+[.K15]*[.K$2]+[.J15]*[.J$2]+[.I15]*[.I$2]" office:value-type="float" office:value="0" calcext:value-type="float">
            <text:p>0</text:p>
          </table:table-cell>
          <table:table-cell table:formula="of:=DEC2HEX([.H15];8)" office:value-type="string" office:string-value="00000300" calcext:value-type="string">
            <text:p>00000300</text:p>
          </table:table-cell>
          <table:table-cell table:formula="of:=[.O15]*[.$O$2]+[.P15]*[.$P$2]+[.Q15]*[.$Q$2]+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" office:value-type="float" office:value="768" calcext:value-type="float">
            <text:p>768</text:p>
          </table:table-cell>
          <table:table-cell table:number-columns-repeated="28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80000000" calcext:value-type="string">
            <text:p>80000000</text:p>
          </table:table-cell>
          <table:table-cell table:formula="of:=[.O16]*[.$O$2]+[.P16]*[.$P$2]+[.Q16]*[.$Q$2]+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7];8)" office:value-type="string" office:string-value="00000000" calcext:value-type="string">
            <text:p>00000000</text:p>
          </table:table-cell>
          <table:table-cell table:formula="of:=[.N17]*[.N$2]+[.M17]*[.M$2]+[.L17]*[.L$2]+[.K17]*[.K$2]+[.J17]*[.J$2]+[.I17]*[.I$2]" office:value-type="float" office:value="0" calcext:value-type="float">
            <text:p>0</text:p>
          </table:table-cell>
          <table:table-cell table:formula="of:=DEC2HEX([.H17];8)" office:value-type="string" office:string-value="00008100" calcext:value-type="string">
            <text:p>00008100</text:p>
          </table:table-cell>
          <table:table-cell table:formula="of:=[.O17]*[.$O$2]+[.P17]*[.$P$2]+[.Q17]*[.$Q$2]+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" office:value-type="float" office:value="33024" calcext:value-type="float">
            <text:p>33024</text:p>
          </table:table-cell>
          <table:table-cell table:number-columns-repeated="6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O18]*[.$O$2]+[.P18]*[.$P$2]+[.Q18]*[.$Q$2]+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9];8)" office:value-type="string" office:string-value="00000000" calcext:value-type="string">
            <text:p>00000000</text:p>
          </table:table-cell>
          <table:table-cell table:formula="of:=[.N19]*[.N$2]+[.M19]*[.M$2]+[.L19]*[.L$2]+[.K19]*[.K$2]+[.J19]*[.J$2]+[.I19]*[.I$2]" office:value-type="float" office:value="0" calcext:value-type="float">
            <text:p>0</text:p>
          </table:table-cell>
          <table:table-cell table:formula="of:=DEC2HEX([.H19];8)" office:value-type="string" office:string-value="00004100" calcext:value-type="string">
            <text:p>00004100</text:p>
          </table:table-cell>
          <table:table-cell table:formula="of:=[.O19]*[.$O$2]+[.P19]*[.$P$2]+[.Q19]*[.$Q$2]+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" office:value-type="float" office:value="16640" calcext:value-type="float">
            <text:p>16640</text:p>
          </table:table-cell>
          <table:table-cell table:number-columns-repeated="6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80000000" calcext:value-type="string">
            <text:p>80000000</text:p>
          </table:table-cell>
          <table:table-cell table:formula="of:=[.O20]*[.$O$2]+[.P20]*[.$P$2]+[.Q20]*[.$Q$2]+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21];8)" office:value-type="string" office:string-value="00000000" calcext:value-type="string">
            <text:p>00000000</text:p>
          </table:table-cell>
          <table:table-cell table:formula="of:=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O21]*[.$O$2]+[.P21]*[.$P$2]+[.Q21]*[.$Q$2]+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O22]*[.$O$2]+[.P22]*[.$P$2]+[.Q22]*[.$Q$2]+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O23]*[.$O$2]+[.P23]*[.$P$2]+[.Q23]*[.$Q$2]+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O24]*[.$O$2]+[.P24]*[.$P$2]+[.Q24]*[.$Q$2]+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5];8)" office:value-type="string" office:string-value="00000000" calcext:value-type="string">
            <text:p>00000000</text:p>
          </table:table-cell>
          <table:table-cell table:formula="of:=[.N25]*[.N$2]+[.M25]*[.M$2]+[.L25]*[.L$2]+[.K25]*[.K$2]+[.J25]*[.J$2]+[.I25]*[.I$2]" office:value-type="float" office:value="0" calcext:value-type="float">
            <text:p>0</text:p>
          </table:table-cell>
          <table:table-cell table:formula="of:=DEC2HEX([.H25];8)" office:value-type="string" office:string-value="00010100" calcext:value-type="string">
            <text:p>00010100</text:p>
          </table:table-cell>
          <table:table-cell table:formula="of:=[.O25]*[.$O$2]+[.P25]*[.$P$2]+[.Q25]*[.$Q$2]+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" office:value-type="float" office:value="65792" calcext:value-type="float">
            <text:p>65792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O26]*[.$O$2]+[.P26]*[.$P$2]+[.Q26]*[.$Q$2]+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44000" calcext:value-type="string">
            <text:p>00044000</text:p>
          </table:table-cell>
          <table:table-cell table:formula="of:=[.O27]*[.$O$2]+[.P27]*[.$P$2]+[.Q27]*[.$Q$2]+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00001000" calcext:value-type="string">
            <text:p>00001000</text:p>
          </table:table-cell>
          <table:table-cell table:formula="of:=[.O28]*[.$O$2]+[.P28]*[.$P$2]+[.Q28]*[.$Q$2]+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9];8)" office:value-type="string" office:string-value="00000000" calcext:value-type="string">
            <text:p>00000000</text:p>
          </table:table-cell>
          <table:table-cell table:formula="of:=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48000" calcext:value-type="string">
            <text:p>00048000</text:p>
          </table:table-cell>
          <table:table-cell table:formula="of:=[.O29]*[.$O$2]+[.P29]*[.$P$2]+[.Q29]*[.$Q$2]+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00001000" calcext:value-type="string">
            <text:p>00001000</text:p>
          </table:table-cell>
          <table:table-cell table:formula="of:=[.O30]*[.$O$2]+[.P30]*[.$P$2]+[.Q30]*[.$Q$2]+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31];8)" office:value-type="string" office:string-value="00000000" calcext:value-type="string">
            <text:p>00000000</text:p>
          </table:table-cell>
          <table:table-cell table:formula="of:=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20080" calcext:value-type="string">
            <text:p>00020080</text:p>
          </table:table-cell>
          <table:table-cell table:formula="of:=[.O31]*[.$O$2]+[.P31]*[.$P$2]+[.Q31]*[.$Q$2]+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" office:value-type="float" office:value="131200" calcext:value-type="float">
            <text:p>131200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style-name="ce12"/>
          <table:table-cell table:number-columns-repeated="7"/>
          <table:table-cell table:style-name="ce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O32]*[.$O$2]+[.P32]*[.$P$2]+[.Q32]*[.$Q$2]+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O33]*[.$O$2]+[.P33]*[.$P$2]+[.Q33]*[.$Q$2]+[.R33]*[.$R$2]+[.S33]*[.$S$2]+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O34]*[.$O$2]+[.P34]*[.$P$2]+[.Q34]*[.$Q$2]+[.R34]*[.$R$2]+[.S34]*[.$S$2]+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O35]*[.$O$2]+[.P35]*[.$P$2]+[.Q35]*[.$Q$2]+[.R35]*[.$R$2]+[.S35]*[.$S$2]+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O36]*[.$O$2]+[.P36]*[.$P$2]+[.Q36]*[.$Q$2]+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37];8)" office:value-type="string" office:string-value="00000000" calcext:value-type="string">
            <text:p>00000000</text:p>
          </table:table-cell>
          <table:table-cell table:formula="of:=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20200" calcext:value-type="string">
            <text:p>00020200</text:p>
          </table:table-cell>
          <table:table-cell table:formula="of:=[.O37]*[.$O$2]+[.P37]*[.$P$2]+[.Q37]*[.$Q$2]+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" office:value-type="float" office:value="131584" calcext:value-type="float">
            <text:p>131584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style-name="ce12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O38]*[.$O$2]+[.P38]*[.$P$2]+[.Q38]*[.$Q$2]+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39];8)" office:value-type="string" office:string-value="00000001" calcext:value-type="string">
            <text:p>00000001</text:p>
          </table:table-cell>
          <table:table-cell table:formula="of:=[.N39]*[.N$2]+[.M39]*[.M$2]+[.L39]*[.L$2]+[.K39]*[.K$2]+[.J39]*[.J$2]+[.I39]*[.I$2]" office:value-type="float" office:value="1" calcext:value-type="float">
            <text:p>1</text:p>
          </table:table-cell>
          <table:table-cell table:formula="of:=DEC2HEX([.H39];8)" office:value-type="string" office:string-value="00040000" calcext:value-type="string">
            <text:p>00040000</text:p>
          </table:table-cell>
          <table:table-cell table:formula="of:=[.O39]*[.$O$2]+[.P39]*[.$P$2]+[.Q39]*[.$Q$2]+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O40]*[.$O$2]+[.P40]*[.$P$2]+[.Q40]*[.$Q$2]+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4000" calcext:value-type="string">
            <text:p>00044000</text:p>
          </table:table-cell>
          <table:table-cell table:formula="of:=[.O41]*[.$O$2]+[.P41]*[.$P$2]+[.Q41]*[.$Q$2]+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O42]*[.$O$2]+[.P42]*[.$P$2]+[.Q42]*[.$Q$2]+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48000" calcext:value-type="string">
            <text:p>00048000</text:p>
          </table:table-cell>
          <table:table-cell table:formula="of:=[.O43]*[.$O$2]+[.P43]*[.$P$2]+[.Q43]*[.$Q$2]+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00001000" calcext:value-type="string">
            <text:p>00001000</text:p>
          </table:table-cell>
          <table:table-cell table:formula="of:=[.O44]*[.$O$2]+[.P44]*[.$P$2]+[.Q44]*[.$Q$2]+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45];8)" office:value-type="string" office:string-value="00000010" calcext:value-type="string">
            <text:p>00000010</text:p>
          </table:table-cell>
          <table:table-cell table:formula="of:=[.N45]*[.N$2]+[.M45]*[.M$2]+[.L45]*[.L$2]+[.K45]*[.K$2]+[.J45]*[.J$2]+[.I45]*[.I$2]" office:value-type="float" office:value="16" calcext:value-type="float">
            <text:p>16</text:p>
          </table:table-cell>
          <table:table-cell table:formula="of:=DEC2HEX([.H45];8)" office:value-type="string" office:string-value="00020000" calcext:value-type="string">
            <text:p>00020000</text:p>
          </table:table-cell>
          <table:table-cell table:formula="of:=[.O45]*[.$O$2]+[.P45]*[.$P$2]+[.Q45]*[.$Q$2]+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" office:value-type="float" office:value="131072" calcext:value-type="float">
            <text:p>13107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80000000" calcext:value-type="string">
            <text:p>80000000</text:p>
          </table:table-cell>
          <table:table-cell table:formula="of:=[.O46]*[.$O$2]+[.P46]*[.$P$2]+[.Q46]*[.$Q$2]+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47];8)" office:value-type="string" office:string-value="00000000" calcext:value-type="string">
            <text:p>00000000</text:p>
          </table:table-cell>
          <table:table-cell table:formula="of:=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0080" calcext:value-type="string">
            <text:p>00040080</text:p>
          </table:table-cell>
          <table:table-cell table:formula="of:=[.O47]*[.$O$2]+[.P47]*[.$P$2]+[.Q47]*[.$Q$2]+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" office:value-type="float" office:value="262272" calcext:value-type="float">
            <text:p>26227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O48]*[.$O$2]+[.P48]*[.$P$2]+[.Q48]*[.$Q$2]+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80000000" calcext:value-type="string">
            <text:p>80000000</text:p>
          </table:table-cell>
          <table:table-cell table:formula="of:=[.O49]*[.$O$2]+[.P49]*[.$P$2]+[.Q49]*[.$Q$2]+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50];8)" office:value-type="string" office:string-value="00000000" calcext:value-type="string">
            <text:p>00000000</text:p>
          </table:table-cell>
          <table:table-cell table:formula="of:=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00040200" calcext:value-type="string">
            <text:p>00040200</text:p>
          </table:table-cell>
          <table:table-cell table:formula="of:=[.O50]*[.$O$2]+[.P50]*[.$P$2]+[.Q50]*[.$Q$2]+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" office:value-type="float" office:value="262656" calcext:value-type="float">
            <text:p>262656</text:p>
          </table:table-cell>
          <table:table-cell table:number-columns-repeated="19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1];8)" office:value-type="string" office:string-value="00000000" calcext:value-type="string">
            <text:p>00000000</text:p>
          </table:table-cell>
          <table:table-cell table:formula="of:=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01000" calcext:value-type="string">
            <text:p>00001000</text:p>
          </table:table-cell>
          <table:table-cell table:formula="of:=[.O51]*[.$O$2]+[.P51]*[.$P$2]+[.Q51]*[.$Q$2]+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" office:value-type="float" office:value="4096" calcext:value-type="float">
            <text:p>4096</text:p>
          </table:table-cell>
          <table:table-cell table:number-columns-repeated="25"/>
          <table:table-cell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80000000" calcext:value-type="string">
            <text:p>80000000</text:p>
          </table:table-cell>
          <table:table-cell table:formula="of:=[.O52]*[.$O$2]+[.P52]*[.$P$2]+[.Q52]*[.$Q$2]+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_HI=ROM</text:p>
          </table:table-cell>
          <table:table-cell table:style-name="ce3" office:value-type="string" calcext:value-type="string">
            <text:p>1C</text:p>
          </table:table-cell>
          <table:table-cell table:formula="of:=DEC2HEX([.F53];8)" office:value-type="string" office:string-value="00000000" calcext:value-type="string">
            <text:p>00000000</text:p>
          </table:table-cell>
          <table:table-cell table:formula="of:=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1040000" calcext:value-type="string">
            <text:p>01040000</text:p>
          </table:table-cell>
          <table:table-cell table:formula="of:=[.O53]*[.$O$2]+[.P53]*[.$P$2]+[.Q53]*[.$Q$2]+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" office:value-type="float" office:value="17039360" calcext:value-type="float">
            <text:p>17039360</text:p>
          </table:table-cell>
          <table:table-cell table:number-columns-repeated="5"/>
          <table:table-cell table:style-name="ce12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O54]*[.$O$2]+[.P54]*[.$P$2]+[.Q54]*[.$Q$2]+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" office:value-type="float" office:value="4096" calcext:value-type="float">
            <text:p>4096</text:p>
          </table:table-cell>
          <table:table-cell table:number-columns-repeated="5"/>
          <table:table-cell table:style-name="ce12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80000000" calcext:value-type="string">
            <text:p>80000000</text:p>
          </table:table-cell>
          <table:table-cell table:formula="of:=[.O55]*[.$O$2]+[.P55]*[.$P$2]+[.Q55]*[.$Q$2]+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" office:value-type="float" office:value="2147483648" calcext:value-type="float">
            <text:p>2147483648</text:p>
          </table:table-cell>
          <table:table-cell table:number-columns-repeated="5"/>
          <table:table-cell table:style-name="ce12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_LO=ROM</text:p>
          </table:table-cell>
          <table:table-cell table:style-name="ce3" office:value-type="string" calcext:value-type="string">
            <text:p>1F</text:p>
          </table:table-cell>
          <table:table-cell table:formula="of:=DEC2HEX([.F56];8)" office:value-type="string" office:string-value="00000000" calcext:value-type="string">
            <text:p>00000000</text:p>
          </table:table-cell>
          <table:table-cell table:formula="of:=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00440000" calcext:value-type="string">
            <text:p>00440000</text:p>
          </table:table-cell>
          <table:table-cell table:formula="of:=[.O56]*[.$O$2]+[.P56]*[.$P$2]+[.Q56]*[.$Q$2]+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" office:value-type="float" office:value="4456448" calcext:value-type="float">
            <text:p>4456448</text:p>
          </table:table-cell>
          <table:table-cell table:number-columns-repeated="5"/>
          <table:table-cell table:style-name="ce1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7];8)" office:value-type="string" office:string-value="00000000" calcext:value-type="string">
            <text:p>00000000</text:p>
          </table:table-cell>
          <table:table-cell table:formula="of:=[.N57]*[.N$2]+[.M57]*[.M$2]+[.L57]*[.L$2]+[.K57]*[.K$2]+[.J57]*[.J$2]+[.I57]*[.I$2]" office:value-type="float" office:value="0" calcext:value-type="float">
            <text:p>0</text:p>
          </table:table-cell>
          <table:table-cell table:formula="of:=DEC2HEX([.H57];8)" office:value-type="string" office:string-value="00001000" calcext:value-type="string">
            <text:p>00001000</text:p>
          </table:table-cell>
          <table:table-cell table:formula="of:=[.O57]*[.$O$2]+[.P57]*[.$P$2]+[.Q57]*[.$Q$2]+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80000000" calcext:value-type="string">
            <text:p>80000000</text:p>
          </table:table-cell>
          <table:table-cell table:formula="of:=[.O58]*[.$O$2]+[.P58]*[.$P$2]+[.Q58]*[.$Q$2]+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59];8)" office:value-type="string" office:string-value="00000001" calcext:value-type="string">
            <text:p>00000001</text:p>
          </table:table-cell>
          <table:table-cell table:formula="of:=[.N59]*[.N$2]+[.M59]*[.M$2]+[.L59]*[.L$2]+[.K59]*[.K$2]+[.J59]*[.J$2]+[.I59]*[.I$2]" office:value-type="float" office:value="1" calcext:value-type="float">
            <text:p>1</text:p>
          </table:table-cell>
          <table:table-cell table:formula="of:=DEC2HEX([.H59];8)" office:value-type="string" office:string-value="00040000" calcext:value-type="string">
            <text:p>00040000</text:p>
          </table:table-cell>
          <table:table-cell table:formula="of:=[.O59]*[.$O$2]+[.P59]*[.$P$2]+[.Q59]*[.$Q$2]+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O60]*[.$O$2]+[.P60]*[.$P$2]+[.Q60]*[.$Q$2]+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61];8)" office:value-type="string" office:string-value="00000010" calcext:value-type="string">
            <text:p>00000010</text:p>
          </table:table-cell>
          <table:table-cell table:formula="of:=[.N61]*[.N$2]+[.M61]*[.M$2]+[.L61]*[.L$2]+[.K61]*[.K$2]+[.J61]*[.J$2]+[.I61]*[.I$2]" office:value-type="float" office:value="16" calcext:value-type="float">
            <text:p>16</text:p>
          </table:table-cell>
          <table:table-cell table:formula="of:=DEC2HEX([.H61];8)" office:value-type="string" office:string-value="00040000" calcext:value-type="string">
            <text:p>00040000</text:p>
          </table:table-cell>
          <table:table-cell table:formula="of:=[.O61]*[.$O$2]+[.P61]*[.$P$2]+[.Q61]*[.$Q$2]+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" office:value-type="float" office:value="262144" calcext:value-type="float">
            <text:p>26214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O62]*[.$O$2]+[.P62]*[.$P$2]+[.Q62]*[.$Q$2]+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3];8)" office:value-type="string" office:string-value="00000000" calcext:value-type="string">
            <text:p>00000000</text:p>
          </table:table-cell>
          <table:table-cell table:formula="of:=[.N63]*[.N$2]+[.M63]*[.M$2]+[.L63]*[.L$2]+[.K63]*[.K$2]+[.J63]*[.J$2]+[.I63]*[.I$2]" office:value-type="float" office:value="0" calcext:value-type="float">
            <text:p>0</text:p>
          </table:table-cell>
          <table:table-cell table:formula="of:=DEC2HEX([.H63];8)" office:value-type="string" office:string-value="80000000" calcext:value-type="string">
            <text:p>80000000</text:p>
          </table:table-cell>
          <table:table-cell table:formula="of:=[.O63]*[.$O$2]+[.P63]*[.$P$2]+[.Q63]*[.$Q$2]+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64];8)" office:value-type="string" office:string-value="00000000" calcext:value-type="string">
            <text:p>00000000</text:p>
          </table:table-cell>
          <table:table-cell table:formula="of:=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000000E0" calcext:value-type="string">
            <text:p>000000E0</text:p>
          </table:table-cell>
          <table:table-cell table:formula="of:=[.O64]*[.$O$2]+[.P64]*[.$P$2]+[.Q64]*[.$Q$2]+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" office:value-type="float" office:value="224" calcext:value-type="float">
            <text:p>224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5];8)" office:value-type="string" office:string-value="00000000" calcext:value-type="string">
            <text:p>00000000</text:p>
          </table:table-cell>
          <table:table-cell table:formula="of:=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80000000" calcext:value-type="string">
            <text:p>80000000</text:p>
          </table:table-cell>
          <table:table-cell table:formula="of:=[.O65]*[.$O$2]+[.P65]*[.$P$2]+[.Q65]*[.$Q$2]+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" office:value-type="float" office:value="2147483648" calcext:value-type="float">
            <text:p>2147483648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2"/>
          <table:table-cell table:number-columns-repeated="97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66];8)" office:value-type="string" office:string-value="00000000" calcext:value-type="string">
            <text:p>00000000</text:p>
          </table:table-cell>
          <table:table-cell table:formula="of:=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00E1" calcext:value-type="string">
            <text:p>000000E1</text:p>
          </table:table-cell>
          <table:table-cell table:formula="of:=[.O66]*[.$O$2]+[.P66]*[.$P$2]+[.Q66]*[.$Q$2]+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" office:value-type="float" office:value="225" calcext:value-type="float">
            <text:p>225</text:p>
          </table:table-cell>
          <table:table-cell table:number-columns-repeated="6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67];8)" office:value-type="string" office:string-value="00000000" calcext:value-type="string">
            <text:p>00000000</text:p>
          </table:table-cell>
          <table:table-cell table:formula="of:=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O67]*[.$O$2]+[.P67]*[.$P$2]+[.Q67]*[.$Q$2]+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" office:value-type="float" office:value="2147483648" calcext:value-type="float">
            <text:p>2147483648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4000" calcext:value-type="string">
            <text:p>00044000</text:p>
          </table:table-cell>
          <table:table-cell table:formula="of:=[.O68]*[.$O$2]+[.P68]*[.$P$2]+[.Q68]*[.$Q$2]+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69];8)" office:value-type="string" office:string-value="00000000" calcext:value-type="string">
            <text:p>00000000</text:p>
          </table:table-cell>
          <table:table-cell table:formula="of:=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200100" calcext:value-type="string">
            <text:p>00200100</text:p>
          </table:table-cell>
          <table:table-cell table:formula="of:=[.O69]*[.$O$2]+[.P69]*[.$P$2]+[.Q69]*[.$Q$2]+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" office:value-type="float" office:value="2097408" calcext:value-type="float">
            <text:p>209740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70];8)" office:value-type="string" office:string-value="00000000" calcext:value-type="string">
            <text:p>00000000</text:p>
          </table:table-cell>
          <table:table-cell table:formula="of:=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00001000" calcext:value-type="string">
            <text:p>00001000</text:p>
          </table:table-cell>
          <table:table-cell table:formula="of:=[.O70]*[.$O$2]+[.P70]*[.$P$2]+[.Q70]*[.$Q$2]+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1];8)" office:value-type="string" office:string-value="00000000" calcext:value-type="string">
            <text:p>00000000</text:p>
          </table:table-cell>
          <table:table-cell table:formula="of:=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80000000" calcext:value-type="string">
            <text:p>80000000</text:p>
          </table:table-cell>
          <table:table-cell table:formula="of:=[.O71]*[.$O$2]+[.P71]*[.$P$2]+[.Q71]*[.$Q$2]+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" office:value-type="float" office:value="2147483648" calcext:value-type="float">
            <text:p>2147483648</text:p>
          </table:table-cell>
          <table:table-cell table:number-columns-repeated="6"/>
          <table:table-cell table:style-name="ce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72];8)" office:value-type="string" office:string-value="00000000" calcext:value-type="string">
            <text:p>00000000</text:p>
          </table:table-cell>
          <table:table-cell table:formula="of:=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44000" calcext:value-type="string">
            <text:p>00044000</text:p>
          </table:table-cell>
          <table:table-cell table:formula="of:=[.O72]*[.$O$2]+[.P72]*[.$P$2]+[.Q72]*[.$Q$2]+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00100080" calcext:value-type="string">
            <text:p>00100080</text:p>
          </table:table-cell>
          <table:table-cell table:formula="of:=[.O73]*[.$O$2]+[.P73]*[.$P$2]+[.Q73]*[.$Q$2]+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" office:value-type="float" office:value="1048704" calcext:value-type="float">
            <text:p>1048704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4];8)" office:value-type="string" office:string-value="00000000" calcext:value-type="string">
            <text:p>00000000</text:p>
          </table:table-cell>
          <table:table-cell table:formula="of:=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001000" calcext:value-type="string">
            <text:p>00001000</text:p>
          </table:table-cell>
          <table:table-cell table:formula="of:=[.O74]*[.$O$2]+[.P74]*[.$P$2]+[.Q74]*[.$Q$2]+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80000000" calcext:value-type="string">
            <text:p>80000000</text:p>
          </table:table-cell>
          <table:table-cell table:formula="of:=[.O75]*[.$O$2]+[.P75]*[.$P$2]+[.Q75]*[.$Q$2]+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76];8)" office:value-type="string" office:string-value="00000000" calcext:value-type="string">
            <text:p>00000000</text:p>
          </table:table-cell>
          <table:table-cell table:formula="of:=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40000000" calcext:value-type="string">
            <text:p>40000000</text:p>
          </table:table-cell>
          <table:table-cell table:formula="of:=[.O76]*[.$O$2]+[.P76]*[.$P$2]+[.Q76]*[.$Q$2]+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" office:value-type="float" office:value="1073741824" calcext:value-type="float">
            <text:p>1073741824</text:p>
          </table:table-cell>
          <table:table-cell table:number-columns-repeated="6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77];8)" office:value-type="string" office:string-value="00000000" calcext:value-type="string">
            <text:p>00000000</text:p>
          </table:table-cell>
          <table:table-cell table:formula="of:=[.N77]*[.N$2]+[.M77]*[.M$2]+[.L77]*[.L$2]+[.K77]*[.K$2]+[.J77]*[.J$2]+[.I77]*[.I$2]" office:value-type="float" office:value="0" calcext:value-type="float">
            <text:p>0</text:p>
          </table:table-cell>
          <table:table-cell table:formula="of:=DEC2HEX([.H77];8)" office:value-type="string" office:string-value="00000800" calcext:value-type="string">
            <text:p>00000800</text:p>
          </table:table-cell>
          <table:table-cell table:formula="of:=[.O77]*[.$O$2]+[.P77]*[.$P$2]+[.Q77]*[.$Q$2]+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" office:value-type="float" office:value="2048" calcext:value-type="float">
            <text:p>2048</text:p>
          </table:table-cell>
          <table:table-cell table:number-columns-repeated="6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80000000" calcext:value-type="string">
            <text:p>80000000</text:p>
          </table:table-cell>
          <table:table-cell table:formula="of:=[.O78]*[.$O$2]+[.P78]*[.$P$2]+[.Q78]*[.$Q$2]+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79];8)" office:value-type="string" office:string-value="00000000" calcext:value-type="string">
            <text:p>00000000</text:p>
          </table:table-cell>
          <table:table-cell table:formula="of:=[.N79]*[.N$2]+[.M79]*[.M$2]+[.L79]*[.L$2]+[.K79]*[.K$2]+[.J79]*[.J$2]+[.I79]*[.I$2]" office:value-type="float" office:value="0" calcext:value-type="float">
            <text:p>0</text:p>
          </table:table-cell>
          <table:table-cell table:formula="of:=DEC2HEX([.H79];8)" office:value-type="string" office:string-value="00044000" calcext:value-type="string">
            <text:p>00044000</text:p>
          </table:table-cell>
          <table:table-cell table:formula="of:=[.O79]*[.$O$2]+[.P79]*[.$P$2]+[.Q79]*[.$Q$2]+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O80]*[.$O$2]+[.P80]*[.$P$2]+[.Q80]*[.$Q$2]+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00048000" calcext:value-type="string">
            <text:p>00048000</text:p>
          </table:table-cell>
          <table:table-cell table:formula="of:=[.O81]*[.$O$2]+[.P81]*[.$P$2]+[.Q81]*[.$Q$2]+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" office:value-type="float" office:value="294912" calcext:value-type="float">
            <text:p>29491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82];8)" office:value-type="string" office:string-value="00000000" calcext:value-type="string">
            <text:p>00000000</text:p>
          </table:table-cell>
          <table:table-cell table:formula="of:=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80000" calcext:value-type="string">
            <text:p>00080000</text:p>
          </table:table-cell>
          <table:table-cell table:formula="of:=[.O82]*[.$O$2]+[.P82]*[.$P$2]+[.Q82]*[.$Q$2]+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" office:value-type="float" office:value="524288" calcext:value-type="float">
            <text:p>524288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O83]*[.$O$2]+[.P83]*[.$P$2]+[.Q83]*[.$Q$2]+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44000" calcext:value-type="string">
            <text:p>00044000</text:p>
          </table:table-cell>
          <table:table-cell table:formula="of:=[.O84]*[.$O$2]+[.P84]*[.$P$2]+[.Q84]*[.$Q$2]+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5];8)" office:value-type="string" office:string-value="00000000" calcext:value-type="string">
            <text:p>00000000</text:p>
          </table:table-cell>
          <table:table-cell table:formula="of:=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00001000" calcext:value-type="string">
            <text:p>00001000</text:p>
          </table:table-cell>
          <table:table-cell table:formula="of:=[.O85]*[.$O$2]+[.P85]*[.$P$2]+[.Q85]*[.$Q$2]+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6];8)" office:value-type="string" office:string-value="00000000" calcext:value-type="string">
            <text:p>00000000</text:p>
          </table:table-cell>
          <table:table-cell table:formula="of:=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8000" calcext:value-type="string">
            <text:p>00048000</text:p>
          </table:table-cell>
          <table:table-cell table:formula="of:=[.O86]*[.$O$2]+[.P86]*[.$P$2]+[.Q86]*[.$Q$2]+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7];8)" office:value-type="string" office:string-value="00000000" calcext:value-type="string">
            <text:p>00000000</text:p>
          </table:table-cell>
          <table:table-cell table:formula="of:=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001000" calcext:value-type="string">
            <text:p>00001000</text:p>
          </table:table-cell>
          <table:table-cell table:formula="of:=[.O87]*[.$O$2]+[.P87]*[.$P$2]+[.Q87]*[.$Q$2]+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8];8)" office:value-type="string" office:string-value="00000000" calcext:value-type="string">
            <text:p>00000000</text:p>
          </table:table-cell>
          <table:table-cell table:formula="of:=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20000000" calcext:value-type="string">
            <text:p>20000000</text:p>
          </table:table-cell>
          <table:table-cell table:formula="of:=[.O88]*[.$O$2]+[.P88]*[.$P$2]+[.Q88]*[.$Q$2]+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" office:value-type="float" office:value="536870912" calcext:value-type="float">
            <text:p>536870912</text:p>
          </table:table-cell>
          <table:table-cell table:number-columns-repeated="7"/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2" table:number-columns-repeated="2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89];8)" office:value-type="string" office:string-value="00000000" calcext:value-type="string">
            <text:p>00000000</text:p>
          </table:table-cell>
          <table:table-cell table:formula="of:=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00080000" calcext:value-type="string">
            <text:p>00080000</text:p>
          </table:table-cell>
          <table:table-cell table:formula="of:=[.O89]*[.$O$2]+[.P89]*[.$P$2]+[.Q89]*[.$Q$2]+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0];8)" office:value-type="string" office:string-value="00000000" calcext:value-type="string">
            <text:p>00000000</text:p>
          </table:table-cell>
          <table:table-cell table:formula="of:=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80000000" calcext:value-type="string">
            <text:p>80000000</text:p>
          </table:table-cell>
          <table:table-cell table:formula="of:=[.O90]*[.$O$2]+[.P90]*[.$P$2]+[.Q90]*[.$Q$2]+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91];8)" office:value-type="string" office:string-value="00000000" calcext:value-type="string">
            <text:p>00000000</text:p>
          </table:table-cell>
          <table:table-cell table:formula="of:=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044000" calcext:value-type="string">
            <text:p>00044000</text:p>
          </table:table-cell>
          <table:table-cell table:formula="of:=[.O91]*[.$O$2]+[.P91]*[.$P$2]+[.Q91]*[.$Q$2]+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2];8)" office:value-type="string" office:string-value="00000000" calcext:value-type="string">
            <text:p>00000000</text:p>
          </table:table-cell>
          <table:table-cell table:formula="of:=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O92]*[.$O$2]+[.P92]*[.$P$2]+[.Q92]*[.$Q$2]+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93];8)" office:value-type="string" office:string-value="00000000" calcext:value-type="string">
            <text:p>00000000</text:p>
          </table:table-cell>
          <table:table-cell table:formula="of:=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00048000" calcext:value-type="string">
            <text:p>00048000</text:p>
          </table:table-cell>
          <table:table-cell table:formula="of:=[.O93]*[.$O$2]+[.P93]*[.$P$2]+[.Q93]*[.$Q$2]+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4];8)" office:value-type="string" office:string-value="00000000" calcext:value-type="string">
            <text:p>00000000</text:p>
          </table:table-cell>
          <table:table-cell table:formula="of:=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00001000" calcext:value-type="string">
            <text:p>00001000</text:p>
          </table:table-cell>
          <table:table-cell table:formula="of:=[.O94]*[.$O$2]+[.P94]*[.$P$2]+[.Q94]*[.$Q$2]+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95];8)" office:value-type="string" office:string-value="00000000" calcext:value-type="string">
            <text:p>00000000</text:p>
          </table:table-cell>
          <table:table-cell table:formula="of:=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10000000" calcext:value-type="string">
            <text:p>10000000</text:p>
          </table:table-cell>
          <table:table-cell table:formula="of:=[.O95]*[.$O$2]+[.P95]*[.$P$2]+[.Q95]*[.$Q$2]+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" office:value-type="float" office:value="268435456" calcext:value-type="float">
            <text:p>268435456</text:p>
          </table:table-cell>
          <table:table-cell table:number-columns-repeated="7"/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28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6];8)" office:value-type="string" office:string-value="00000000" calcext:value-type="string">
            <text:p>00000000</text:p>
          </table:table-cell>
          <table:table-cell table:formula="of:=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00080000" calcext:value-type="string">
            <text:p>00080000</text:p>
          </table:table-cell>
          <table:table-cell table:formula="of:=[.O96]*[.$O$2]+[.P96]*[.$P$2]+[.Q96]*[.$Q$2]+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7];8)" office:value-type="string" office:string-value="00000000" calcext:value-type="string">
            <text:p>00000000</text:p>
          </table:table-cell>
          <table:table-cell table:formula="of:=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80000000" calcext:value-type="string">
            <text:p>80000000</text:p>
          </table:table-cell>
          <table:table-cell table:formula="of:=[.O97]*[.$O$2]+[.P97]*[.$P$2]+[.Q97]*[.$Q$2]+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98];8)" office:value-type="string" office:string-value="00000000" calcext:value-type="string">
            <text:p>00000000</text:p>
          </table:table-cell>
          <table:table-cell table:formula="of:=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44000" calcext:value-type="string">
            <text:p>00044000</text:p>
          </table:table-cell>
          <table:table-cell table:formula="of:=[.O98]*[.$O$2]+[.P98]*[.$P$2]+[.Q98]*[.$Q$2]+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9];8)" office:value-type="string" office:string-value="00000000" calcext:value-type="string">
            <text:p>00000000</text:p>
          </table:table-cell>
          <table:table-cell table:formula="of:=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01000" calcext:value-type="string">
            <text:p>00001000</text:p>
          </table:table-cell>
          <table:table-cell table:formula="of:=[.O99]*[.$O$2]+[.P99]*[.$P$2]+[.Q99]*[.$Q$2]+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0];8)" office:value-type="string" office:string-value="00000000" calcext:value-type="string">
            <text:p>00000000</text:p>
          </table:table-cell>
          <table:table-cell table:formula="of:=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48000" calcext:value-type="string">
            <text:p>00048000</text:p>
          </table:table-cell>
          <table:table-cell table:formula="of:=[.O100]*[.$O$2]+[.P100]*[.$P$2]+[.Q100]*[.$Q$2]+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1];8)" office:value-type="string" office:string-value="00000000" calcext:value-type="string">
            <text:p>00000000</text:p>
          </table:table-cell>
          <table:table-cell table:formula="of:=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00001000" calcext:value-type="string">
            <text:p>00001000</text:p>
          </table:table-cell>
          <table:table-cell table:formula="of:=[.O101]*[.$O$2]+[.P101]*[.$P$2]+[.Q101]*[.$Q$2]+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2];8)" office:value-type="string" office:string-value="00000000" calcext:value-type="string">
            <text:p>00000000</text:p>
          </table:table-cell>
          <table:table-cell table:formula="of:=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8000000" calcext:value-type="string">
            <text:p>08000000</text:p>
          </table:table-cell>
          <table:table-cell table:formula="of:=[.O102]*[.$O$2]+[.P102]*[.$P$2]+[.Q102]*[.$Q$2]+[.R102]*[.$R$2]+[.S102]*[.$S$2]+[.T102]*[.$T$2]+[.U102]*[.$U$2]+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" office:value-type="float" office:value="134217728" calcext:value-type="float">
            <text:p>134217728</text:p>
          </table:table-cell>
          <table:table-cell table:number-columns-repeated="7"/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27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80000" calcext:value-type="string">
            <text:p>00080000</text:p>
          </table:table-cell>
          <table:table-cell table:formula="of:=[.O103]*[.$O$2]+[.P103]*[.$P$2]+[.Q103]*[.$Q$2]+[.R103]*[.$R$2]+[.S103]*[.$S$2]+[.T103]*[.$T$2]+[.U103]*[.$U$2]+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80000000" calcext:value-type="string">
            <text:p>80000000</text:p>
          </table:table-cell>
          <table:table-cell table:formula="of:=[.O104]*[.$O$2]+[.P104]*[.$P$2]+[.Q104]*[.$Q$2]+[.R104]*[.$R$2]+[.S104]*[.$S$2]+[.T104]*[.$T$2]+[.U104]*[.$U$2]+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05];8)" office:value-type="string" office:string-value="00000000" calcext:value-type="string">
            <text:p>00000000</text:p>
          </table:table-cell>
          <table:table-cell table:formula="of:=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44000" calcext:value-type="string">
            <text:p>00044000</text:p>
          </table:table-cell>
          <table:table-cell table:formula="of:=[.O105]*[.$O$2]+[.P105]*[.$P$2]+[.Q105]*[.$Q$2]+[.R105]*[.$R$2]+[.S105]*[.$S$2]+[.T105]*[.$T$2]+[.U105]*[.$U$2]+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00001000" calcext:value-type="string">
            <text:p>00001000</text:p>
          </table:table-cell>
          <table:table-cell table:formula="of:=[.O106]*[.$O$2]+[.P106]*[.$P$2]+[.Q106]*[.$Q$2]+[.R106]*[.$R$2]+[.S106]*[.$S$2]+[.T106]*[.$T$2]+[.U106]*[.$U$2]+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48000" calcext:value-type="string">
            <text:p>00048000</text:p>
          </table:table-cell>
          <table:table-cell table:formula="of:=[.O107]*[.$O$2]+[.P107]*[.$P$2]+[.Q107]*[.$Q$2]+[.R107]*[.$R$2]+[.S107]*[.$S$2]+[.T107]*[.$T$2]+[.U107]*[.$U$2]+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00001000" calcext:value-type="string">
            <text:p>00001000</text:p>
          </table:table-cell>
          <table:table-cell table:formula="of:=[.O108]*[.$O$2]+[.P108]*[.$P$2]+[.Q108]*[.$Q$2]+[.R108]*[.$R$2]+[.S108]*[.$S$2]+[.T108]*[.$T$2]+[.U108]*[.$U$2]+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9];8)" office:value-type="string" office:string-value="00000000" calcext:value-type="string">
            <text:p>00000000</text:p>
          </table:table-cell>
          <table:table-cell table:formula="of:=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4000000" calcext:value-type="string">
            <text:p>04000000</text:p>
          </table:table-cell>
          <table:table-cell table:formula="of:=[.O109]*[.$O$2]+[.P109]*[.$P$2]+[.Q109]*[.$Q$2]+[.R109]*[.$R$2]+[.S109]*[.$S$2]+[.T109]*[.$T$2]+[.U109]*[.$U$2]+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" office:value-type="float" office:value="67108864" calcext:value-type="float">
            <text:p>67108864</text:p>
          </table:table-cell>
          <table:table-cell table:number-columns-repeated="7"/>
          <table:table-cell table:style-name="ce12" table:number-columns-repeated="4"/>
          <table:table-cell table:style-name="ce10" office:value-type="float" office:value="1" calcext:value-type="float">
            <text:p>1</text:p>
          </table:table-cell>
          <table:table-cell table:style-name="ce12" table:number-columns-repeated="26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80000" calcext:value-type="string">
            <text:p>00080000</text:p>
          </table:table-cell>
          <table:table-cell table:formula="of:=[.O110]*[.$O$2]+[.P110]*[.$P$2]+[.Q110]*[.$Q$2]+[.R110]*[.$R$2]+[.S110]*[.$S$2]+[.T110]*[.$T$2]+[.U110]*[.$U$2]+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80000000" calcext:value-type="string">
            <text:p>80000000</text:p>
          </table:table-cell>
          <table:table-cell table:formula="of:=[.O111]*[.$O$2]+[.P111]*[.$P$2]+[.Q111]*[.$Q$2]+[.R111]*[.$R$2]+[.S111]*[.$S$2]+[.T111]*[.$T$2]+[.U111]*[.$U$2]+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12];8)" office:value-type="string" office:string-value="00000000" calcext:value-type="string">
            <text:p>00000000</text:p>
          </table:table-cell>
          <table:table-cell table:formula="of:=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00DC" calcext:value-type="string">
            <text:p>000000DC</text:p>
          </table:table-cell>
          <table:table-cell table:formula="of:=[.O112]*[.$O$2]+[.P112]*[.$P$2]+[.Q112]*[.$Q$2]+[.R112]*[.$R$2]+[.S112]*[.$S$2]+[.T112]*[.$T$2]+[.U112]*[.$U$2]+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" office:value-type="float" office:value="220" calcext:value-type="float">
            <text:p>220</text:p>
          </table:table-cell>
          <table:table-cell table:number-columns-repeated="6"/>
          <table:table-cell table:style-name="Default"/>
          <table:table-cell table:number-columns-repeated="22"/>
          <table:table-cell table:style-name="ce1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3];8)" office:value-type="string" office:string-value="00000000" calcext:value-type="string">
            <text:p>00000000</text:p>
          </table:table-cell>
          <table:table-cell table:formula="of:=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80000000" calcext:value-type="string">
            <text:p>80000000</text:p>
          </table:table-cell>
          <table:table-cell table:formula="of:=[.O113]*[.$O$2]+[.P113]*[.$P$2]+[.Q113]*[.$Q$2]+[.R113]*[.$R$2]+[.S113]*[.$S$2]+[.T113]*[.$T$2]+[.U113]*[.$U$2]+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14];8)" office:value-type="string" office:string-value="00000000" calcext:value-type="string">
            <text:p>00000000</text:p>
          </table:table-cell>
          <table:table-cell table:formula="of:=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000E8" calcext:value-type="string">
            <text:p>000000E8</text:p>
          </table:table-cell>
          <table:table-cell table:formula="of:=[.O114]*[.$O$2]+[.P114]*[.$P$2]+[.Q114]*[.$Q$2]+[.R114]*[.$R$2]+[.S114]*[.$S$2]+[.T114]*[.$T$2]+[.U114]*[.$U$2]+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" office:value-type="float" office:value="232" calcext:value-type="float">
            <text:p>232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5];8)" office:value-type="string" office:string-value="00000000" calcext:value-type="string">
            <text:p>00000000</text:p>
          </table:table-cell>
          <table:table-cell table:formula="of:=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O115]*[.$O$2]+[.P115]*[.$P$2]+[.Q115]*[.$Q$2]+[.R115]*[.$R$2]+[.S115]*[.$S$2]+[.T115]*[.$T$2]+[.U115]*[.$U$2]+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000E9" calcext:value-type="string">
            <text:p>000000E9</text:p>
          </table:table-cell>
          <table:table-cell table:formula="of:=[.O116]*[.$O$2]+[.P116]*[.$P$2]+[.Q116]*[.$Q$2]+[.R116]*[.$R$2]+[.S116]*[.$S$2]+[.T116]*[.$T$2]+[.U116]*[.$U$2]+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" office:value-type="float" office:value="233" calcext:value-type="float">
            <text:p>233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7];8)" office:value-type="string" office:string-value="00000000" calcext:value-type="string">
            <text:p>00000000</text:p>
          </table:table-cell>
          <table:table-cell table:formula="of:=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80000000" calcext:value-type="string">
            <text:p>80000000</text:p>
          </table:table-cell>
          <table:table-cell table:formula="of:=[.O117]*[.$O$2]+[.P117]*[.$P$2]+[.Q117]*[.$Q$2]+[.R117]*[.$R$2]+[.S117]*[.$S$2]+[.T117]*[.$T$2]+[.U117]*[.$U$2]+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18];8)" office:value-type="string" office:string-value="00000000" calcext:value-type="string">
            <text:p>00000000</text:p>
          </table:table-cell>
          <table:table-cell table:formula="of:=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000D0" calcext:value-type="string">
            <text:p>000000D0</text:p>
          </table:table-cell>
          <table:table-cell table:formula="of:=[.O118]*[.$O$2]+[.P118]*[.$P$2]+[.Q118]*[.$Q$2]+[.R118]*[.$R$2]+[.S118]*[.$S$2]+[.T118]*[.$T$2]+[.U118]*[.$U$2]+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" office:value-type="float" office:value="208" calcext:value-type="float">
            <text:p>208</text:p>
          </table:table-cell>
          <table:table-cell table:number-columns-repeated="6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9];8)" office:value-type="string" office:string-value="00000000" calcext:value-type="string">
            <text:p>00000000</text:p>
          </table:table-cell>
          <table:table-cell table:formula="of:=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80000000" calcext:value-type="string">
            <text:p>80000000</text:p>
          </table:table-cell>
          <table:table-cell table:formula="of:=[.O119]*[.$O$2]+[.P119]*[.$P$2]+[.Q119]*[.$Q$2]+[.R119]*[.$R$2]+[.S119]*[.$S$2]+[.T119]*[.$T$2]+[.U119]*[.$U$2]+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20];8)" office:value-type="string" office:string-value="00000000" calcext:value-type="string">
            <text:p>00000000</text:p>
          </table:table-cell>
          <table:table-cell table:formula="of:=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00000C8" calcext:value-type="string">
            <text:p>000000C8</text:p>
          </table:table-cell>
          <table:table-cell table:formula="of:=[.O120]*[.$O$2]+[.P120]*[.$P$2]+[.Q120]*[.$Q$2]+[.R120]*[.$R$2]+[.S120]*[.$S$2]+[.T120]*[.$T$2]+[.U120]*[.$U$2]+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" office:value-type="float" office:value="200" calcext:value-type="float">
            <text:p>200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1];8)" office:value-type="string" office:string-value="00000000" calcext:value-type="string">
            <text:p>00000000</text:p>
          </table:table-cell>
          <table:table-cell table:formula="of:=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80000000" calcext:value-type="string">
            <text:p>80000000</text:p>
          </table:table-cell>
          <table:table-cell table:formula="of:=[.O121]*[.$O$2]+[.P121]*[.$P$2]+[.Q121]*[.$Q$2]+[.R121]*[.$R$2]+[.S121]*[.$S$2]+[.T121]*[.$T$2]+[.U121]*[.$U$2]+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8:42:46.110537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5-27T20:43:17.696288049</dc:date>
    <meta:editing-duration>P1DT3H9M24S</meta:editing-duration>
    <meta:editing-cycles>185</meta:editing-cycles>
    <meta:generator>LibreOffice/4.3.3.2$Linux_X86_64 LibreOffice_project/430m0$Build-2</meta:generator>
    <meta:document-statistic meta:table-count="1" meta:cell-count="969" meta:object-count="0"/>
  </office:meta>
</office:document-meta>
</file>